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 + IF(MOD([.A2]; 3) = 0; VLOOKUP([.A2] / 3; [.A:.B]; 2; 0)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 + IF(MOD([.A3]; 3) = 0; VLOOKUP([.A3] / 3; [.A:.B]; 2; 0)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 + IF(MOD([.A4]; 3) = 0; VLOOKUP([.A4] / 3; [.A:.B]; 2; 0)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 + IF(MOD([.A5]; 3) = 0; VLOOKUP([.A5] / 3; [.A:.B]; 2; 0)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 + IF(MOD([.A6]; 3) = 0; VLOOKUP([.A6] / 3; [.A:.B]; 2; 0)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 + IF(MOD([.A7]; 3) = 0; VLOOKUP([.A7] / 3; [.A:.B]; 2; 0)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 + IF(MOD([.A8]; 3) = 0; VLOOKUP([.A8] / 3; [.A:.B]; 2; 0)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 + IF(MOD([.A9]; 3) = 0; VLOOKUP([.A9] / 3; [.A:.B]; 2; 0)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 + IF(MOD([.A10]; 3) = 0; VLOOKUP([.A10] / 3; [.A:.B]; 2; 0)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 + IF(MOD([.A11]; 3) = 0; VLOOKUP([.A11] / 3; [.A:.B]; 2; 0)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 + IF(MOD([.A12]; 3) = 0; VLOOKUP([.A12] / 3; [.A:.B]; 2; 0); 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 + IF(MOD([.A13]; 3) = 0; VLOOKUP([.A13] / 3; [.A:.B]; 2; 0); 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 + IF(MOD([.A14]; 3) = 0; VLOOKUP([.A14] / 3; [.A:.B]; 2; 0); 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 + IF(MOD([.A15]; 3) = 0; VLOOKUP([.A15] / 3; [.A:.B]; 2; 0); 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 + IF(MOD([.A16]; 3) = 0; VLOOKUP([.A16] / 3; [.A:.B]; 2; 0); 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 + IF(MOD([.A17]; 3) = 0; VLOOKUP([.A17] / 3; [.A:.B]; 2; 0); 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 + IF(MOD([.A18]; 3) = 0; VLOOKUP([.A18] / 3; [.A:.B]; 2; 0); 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 + IF(MOD([.A19]; 3) = 0; VLOOKUP([.A19] / 3; [.A:.B]; 2; 0); 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 + IF(MOD([.A20]; 3) = 0; VLOOKUP([.A20] / 3; [.A:.B]; 2; 0); 0)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4:12:28.907472281</meta:creation-date>
    <meta:generator>LibreOffice/7.4.2.3$Linux_X86_64 LibreOffice_project/40$Build-3</meta:generator>
    <dc:date>2023-03-27T14:17:38.325100232</dc:date>
    <meta:editing-duration>PT5M9S</meta:editing-duration>
    <meta:editing-cycles>2</meta:editing-cycles>
    <meta:document-statistic meta:table-count="1" meta:cell-count="40" meta:object-count="0"/>
  </office:meta>
</office:document-meta>
</file>